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E41F3D49.png"/>
  <manifest:file-entry manifest:media-type="image/png" manifest:full-path="Pictures/100002010000001000000010E0FAA117.png"/>
  <manifest:file-entry manifest:media-type="image/gif" manifest:full-path="Pictures/100002000000001000000010EB487723.gif"/>
  <manifest:file-entry manifest:media-type="image/gif" manifest:full-path="Pictures/1000020000000010000000104B25BEE9.gif"/>
  <manifest:file-entry manifest:media-type="image/png" manifest:full-path="Pictures/10000201000000100000000DDC85C55E.png"/>
  <manifest:file-entry manifest:media-type="image/png" manifest:full-path="Pictures/100002010000001000000010E268EF29.png"/>
  <manifest:file-entry manifest:media-type="image/png" manifest:full-path="Pictures/10000201000000120000000C1763F8E6.png"/>
  <manifest:file-entry manifest:media-type="image/png" manifest:full-path="Pictures/10000201000000100000001019F9FD73.png"/>
  <manifest:file-entry manifest:media-type="image/png" manifest:full-path="Pictures/10000201000000120000001362C409D6.png"/>
  <manifest:file-entry manifest:media-type="image/png" manifest:full-path="Pictures/1000020100000010000000108AC859A1.png"/>
  <manifest:file-entry manifest:media-type="image/png" manifest:full-path="Pictures/100002010000000F0000000F84A57F9F.png"/>
  <manifest:file-entry manifest:media-type="image/gif" manifest:full-path="Pictures/100002000000001300000011C24D92BC.gif"/>
  <manifest:file-entry manifest:media-type="image/gif" manifest:full-path="Pictures/100002000000001000000010B4C25AEC.gif"/>
  <manifest:file-entry manifest:media-type="image/png" manifest:full-path="Pictures/10000201000000100000000F621ABEA9.png"/>
  <manifest:file-entry manifest:media-type="image/png" manifest:full-path="Pictures/100002010000000E0000000E1F5A924A.png"/>
  <manifest:file-entry manifest:media-type="image/png" manifest:full-path="Pictures/1000020100000012000000117815E807.png"/>
  <manifest:file-entry manifest:media-type="image/png" manifest:full-path="Pictures/100002010000000E000000116E2CE03B.png"/>
  <manifest:file-entry manifest:media-type="image/png" manifest:full-path="Pictures/1000020100000010000000109C22F681.png"/>
  <manifest:file-entry manifest:media-type="image/png" manifest:full-path="Pictures/10000201000000100000000D2C0C8D3C.png"/>
  <manifest:file-entry manifest:media-type="image/png" manifest:full-path="Pictures/1000020100000010000000107766A890.png"/>
  <manifest:file-entry manifest:media-type="image/png" manifest:full-path="Pictures/100002010000001000000010FE5D726C.png"/>
  <manifest:file-entry manifest:media-type="image/gif" manifest:full-path="Pictures/1000020000000010000000107A4F5697.gif"/>
  <manifest:file-entry manifest:media-type="image/png" manifest:full-path="Pictures/1000020100000010000000109652E7C8.png"/>
  <manifest:file-entry manifest:media-type="image/png" manifest:full-path="Pictures/10000201000000100000000EBF3EB16A.png"/>
  <manifest:file-entry manifest:media-type="image/gif" manifest:full-path="Pictures/10000200000000100000001035F8D8C6.gif"/>
  <manifest:file-entry manifest:media-type="image/png" manifest:full-path="Pictures/10000201000000120000000FDAB14DA0.png"/>
  <manifest:file-entry manifest:media-type="image/png" manifest:full-path="Pictures/10000201000000120000001100D46CF9.png"/>
  <manifest:file-entry manifest:media-type="image/png" manifest:full-path="Pictures/100002010000001000000010FDD6216F.png"/>
  <manifest:file-entry manifest:media-type="image/png" manifest:full-path="Pictures/100002010000001000000010673801AA.png"/>
  <manifest:file-entry manifest:media-type="image/png" manifest:full-path="Pictures/100002010000001000000010B16254D5.png"/>
  <manifest:file-entry manifest:media-type="image/png" manifest:full-path="Pictures/10000201000000110000000ED4256B8C.png"/>
  <manifest:file-entry manifest:media-type="image/png" manifest:full-path="Pictures/100002010000001000000010DAD7194F.png"/>
  <manifest:file-entry manifest:media-type="image/png" manifest:full-path="Pictures/100002010000001000000010AE2715AE.png"/>
  <manifest:file-entry manifest:media-type="image/png" manifest:full-path="Pictures/100002010000001000000010630477E4.png"/>
  <manifest:file-entry manifest:media-type="image/png" manifest:full-path="Pictures/1000020100000010000000109AD3F33C.png"/>
  <manifest:file-entry manifest:media-type="image/png" manifest:full-path="Pictures/100002010000001000000010A12EA47F.png"/>
  <manifest:file-entry manifest:media-type="image/gif" manifest:full-path="Pictures/1000020000000010000000101743B2B0.gif"/>
  <manifest:file-entry manifest:media-type="image/png" manifest:full-path="Pictures/100002010000001000000010BC16E9A1.png"/>
  <manifest:file-entry manifest:media-type="image/png" manifest:full-path="Pictures/100002010000001000000010EF5EBDFF.png"/>
  <manifest:file-entry manifest:media-type="image/png" manifest:full-path="Pictures/10000201000000110000000F9C32A322.png"/>
  <manifest:file-entry manifest:media-type="image/png" manifest:full-path="Pictures/100002010000001000000010E96E1805.png"/>
  <manifest:file-entry manifest:media-type="image/png" manifest:full-path="Pictures/100002010000000F0000000D969692E3.png"/>
  <manifest:file-entry manifest:media-type="image/png" manifest:full-path="Pictures/100002010000001000000010BC6F0D83.png"/>
  <manifest:file-entry manifest:media-type="image/png" manifest:full-path="Pictures/10000201000000100000001069639321.png"/>
  <manifest:file-entry manifest:media-type="image/png" manifest:full-path="Pictures/10000201000000100000001046E2E6DB.png"/>
  <manifest:file-entry manifest:media-type="image/png" manifest:full-path="Pictures/100002010000001000000010988DF7AD.png"/>
  <manifest:file-entry manifest:media-type="image/png" manifest:full-path="Pictures/100002010000000F0000000E6B40C872.png"/>
  <manifest:file-entry manifest:media-type="image/png" manifest:full-path="Pictures/10000201000000100000001063164E06.png"/>
  <manifest:file-entry manifest:media-type="image/png" manifest:full-path="Pictures/100002010000000F0000000D81CE6221.png"/>
  <manifest:file-entry manifest:media-type="image/png" manifest:full-path="Pictures/10000201000000130000001327423C1E.png"/>
  <manifest:file-entry manifest:media-type="image/png" manifest:full-path="Pictures/1000020100000012000000108B235278.png"/>
  <manifest:file-entry manifest:media-type="image/png" manifest:full-path="Pictures/10000201000000100000001074F71B8D.png"/>
  <manifest:file-entry manifest:media-type="image/png" manifest:full-path="Pictures/100002010000001500000013C738A6BF.png"/>
  <manifest:file-entry manifest:media-type="image/png" manifest:full-path="Pictures/100002010000000E0000000E84E12D12.png"/>
  <manifest:file-entry manifest:media-type="image/png" manifest:full-path="Pictures/100002010000000F0000000F4A3726C5.png"/>
  <manifest:file-entry manifest:media-type="image/png" manifest:full-path="Pictures/1000020100000010000000103715DB17.png"/>
  <manifest:file-entry manifest:media-type="image/gif" manifest:full-path="Pictures/10000200000000100000001082F3B975.gif"/>
  <manifest:file-entry manifest:media-type="image/png" manifest:full-path="Pictures/100002010000001000000010CB3587F7.png"/>
  <manifest:file-entry manifest:media-type="image/png" manifest:full-path="Pictures/100002010000000F0000000F0E6AEEDF.png"/>
  <manifest:file-entry manifest:media-type="image/png" manifest:full-path="Pictures/100002010000001000000010F1F4B5FE.png"/>
  <manifest:file-entry manifest:media-type="image/png" manifest:full-path="Pictures/100002010000001200000010F5728B8A.png"/>
  <manifest:file-entry manifest:media-type="image/png" manifest:full-path="Pictures/100002010000001000000010312DB41E.png"/>
  <manifest:file-entry manifest:media-type="image/png" manifest:full-path="Pictures/10000201000000100000001078823DC2.png"/>
  <manifest:file-entry manifest:media-type="image/png" manifest:full-path="Pictures/10000201000000110000001186CDEEEB.png"/>
  <manifest:file-entry manifest:media-type="image/png" manifest:full-path="Pictures/100002010000001000000010DAA94ED8.png"/>
  <manifest:file-entry manifest:media-type="image/png" manifest:full-path="Pictures/1000020100000010000000109C6C0B65.png"/>
  <manifest:file-entry manifest:media-type="image/png" manifest:full-path="Pictures/100002010000001200000012553EED79.png"/>
  <manifest:file-entry manifest:media-type="image/png" manifest:full-path="Pictures/10000201000000100000001076B18DD2.png"/>
  <manifest:file-entry manifest:media-type="image/png" manifest:full-path="Pictures/1000020100000011000000110456FE7A.png"/>
  <manifest:file-entry manifest:media-type="image/png" manifest:full-path="Pictures/10000201000000100000001014644CFE.png"/>
  <manifest:file-entry manifest:media-type="image/png" manifest:full-path="Pictures/100002010000001000000010D5AFAA3C.png"/>
  <manifest:file-entry manifest:media-type="image/png" manifest:full-path="Pictures/100002010000001000000010515F11F8.png"/>
  <manifest:file-entry manifest:media-type="image/png" manifest:full-path="Pictures/100002010000001000000010AD0F7AC7.png"/>
  <manifest:file-entry manifest:media-type="image/png" manifest:full-path="Pictures/100002010000001000000010A92F1C45.png"/>
  <manifest:file-entry manifest:media-type="image/png" manifest:full-path="Pictures/10000201000000100000001157677AF0.png"/>
  <manifest:file-entry manifest:media-type="image/png" manifest:full-path="Pictures/100002010000000F0000000F588CB1E2.png"/>
  <manifest:file-entry manifest:media-type="image/png" manifest:full-path="Pictures/100002010000001000000010CE543DF4.png"/>
  <manifest:file-entry manifest:media-type="image/gif" manifest:full-path="Pictures/10000200000000100000001073D9BDB7.gif"/>
  <manifest:file-entry manifest:media-type="image/gif" manifest:full-path="Pictures/10000200000000100000001076F0B451.gif"/>
  <manifest:file-entry manifest:media-type="image/png" manifest:full-path="Pictures/10000201000000100000001089D3EF06.png"/>
  <manifest:file-entry manifest:media-type="image/png" manifest:full-path="Pictures/1000020100000010000000108B930972.png"/>
  <manifest:file-entry manifest:media-type="image/png" manifest:full-path="Pictures/1000020100000010000000109961F70E.png"/>
  <manifest:file-entry manifest:media-type="image/png" manifest:full-path="Pictures/10000201000000100000001094A41907.png"/>
  <manifest:file-entry manifest:media-type="image/png" manifest:full-path="Pictures/100002010000001000000010193A0F3D.png"/>
  <manifest:file-entry manifest:media-type="image/gif" manifest:full-path="Pictures/1000020000000010000000105DF4993D.gif"/>
  <manifest:file-entry manifest:media-type="image/png" manifest:full-path="Pictures/100002010000001000000010D7AC0986.png"/>
  <manifest:file-entry manifest:media-type="image/png" manifest:full-path="Pictures/10000201000000100000000D3E9B6198.png"/>
  <manifest:file-entry manifest:media-type="image/png" manifest:full-path="Pictures/100002010000001100000011455A3621.png"/>
  <manifest:file-entry manifest:media-type="image/png" manifest:full-path="Pictures/100002010000001000000010BB07D553.png"/>
  <manifest:file-entry manifest:media-type="image/png" manifest:full-path="Pictures/10000201000000100000001020CCDA87.png"/>
  <manifest:file-entry manifest:media-type="image/png" manifest:full-path="Pictures/100002010000001000000010A17AA61E.png"/>
  <manifest:file-entry manifest:media-type="image/png" manifest:full-path="Pictures/100002010000001000000010DD96E8DB.png"/>
  <manifest:file-entry manifest:media-type="image/png" manifest:full-path="Pictures/100002010000001000000010972C5C36.png"/>
  <manifest:file-entry manifest:media-type="image/png" manifest:full-path="Pictures/100002010000001000000010299C39C2.png"/>
  <manifest:file-entry manifest:media-type="image/png" manifest:full-path="Pictures/100002010000000F0000000F0CD0128B.png"/>
  <manifest:file-entry manifest:media-type="image/gif" manifest:full-path="Pictures/100002000000001000000010B86F999A.gif"/>
  <manifest:file-entry manifest:media-type="image/png" manifest:full-path="Pictures/100002010000001000000010D426B9FA.png"/>
  <manifest:file-entry manifest:media-type="image/png" manifest:full-path="Pictures/10000201000000100000001053F0071A.png"/>
  <manifest:file-entry manifest:media-type="image/png" manifest:full-path="Pictures/100002010000001000000010B27332BC.png"/>
  <manifest:file-entry manifest:media-type="image/png" manifest:full-path="Pictures/100002010000001100000011437FFBB5.png"/>
  <manifest:file-entry manifest:media-type="image/png" manifest:full-path="Pictures/10000201000000100000001036636B6F.png"/>
  <manifest:file-entry manifest:media-type="image/png" manifest:full-path="Pictures/1000020100000010000000105FAD6226.png"/>
  <manifest:file-entry manifest:media-type="image/png" manifest:full-path="Pictures/100002010000001200000011F48B0BF7.png"/>
  <manifest:file-entry manifest:media-type="image/png" manifest:full-path="Pictures/100002010000001000000010AB4560CD.png"/>
  <manifest:file-entry manifest:media-type="image/png" manifest:full-path="Pictures/100002010000001600000013C3E7C62B.png"/>
  <manifest:file-entry manifest:media-type="image/png" manifest:full-path="Pictures/1000020100000010000000102D8C2E54.png"/>
  <manifest:file-entry manifest:media-type="image/png" manifest:full-path="Pictures/100002010000001000000010131534D9.png"/>
  <manifest:file-entry manifest:media-type="image/png" manifest:full-path="Pictures/1000020100000010000000108E1B62A9.png"/>
  <manifest:file-entry manifest:media-type="image/png" manifest:full-path="Pictures/1000020100000010000000105CCFAFB1.png"/>
  <manifest:file-entry manifest:media-type="image/png" manifest:full-path="Pictures/100002010000000F0000000FACD5ADDD.png"/>
  <manifest:file-entry manifest:media-type="image/gif" manifest:full-path="Pictures/1000020000000010000000102C46D454.gif"/>
  <manifest:file-entry manifest:media-type="image/png" manifest:full-path="Pictures/100002010000001400000011D03B6050.png"/>
  <manifest:file-entry manifest:media-type="image/png" manifest:full-path="Pictures/1000020100000012000000104F3563F5.png"/>
  <manifest:file-entry manifest:media-type="image/png" manifest:full-path="Pictures/100002010000001000000010CB23C606.png"/>
  <manifest:file-entry manifest:media-type="image/gif" manifest:full-path="Pictures/100002000000001000000010EFF1AEC2.gif"/>
  <manifest:file-entry manifest:media-type="image/png" manifest:full-path="Pictures/100002010000001000000010A63F3ABC.png"/>
  <manifest:file-entry manifest:media-type="image/gif" manifest:full-path="Pictures/100002000000001000000010DACE683D.gif"/>
  <manifest:file-entry manifest:media-type="image/png" manifest:full-path="Pictures/10000201000000100000001039518C99.png"/>
  <manifest:file-entry manifest:media-type="image/png" manifest:full-path="Pictures/100002010000001000000010E62CABE5.png"/>
  <manifest:file-entry manifest:media-type="image/png" manifest:full-path="Pictures/10000201000000120000001273BE32C4.png"/>
  <manifest:file-entry manifest:media-type="image/gif" manifest:full-path="Pictures/10000200000000100000001060B6FD0D.gif"/>
  <manifest:file-entry manifest:media-type="image/png" manifest:full-path="Pictures/1000020100000010000000100927AB67.png"/>
  <manifest:file-entry manifest:media-type="image/png" manifest:full-path="Pictures/100002010000000C0000000E51D71B34.png"/>
  <manifest:file-entry manifest:media-type="image/png" manifest:full-path="Pictures/100002010000001000000010A0D94AF0.png"/>
  <manifest:file-entry manifest:media-type="image/png" manifest:full-path="Pictures/10000201000000100000001045013018.png"/>
  <manifest:file-entry manifest:media-type="image/png" manifest:full-path="Pictures/100002010000001700000010EF6A03E4.png"/>
  <manifest:file-entry manifest:media-type="image/png" manifest:full-path="Pictures/100002010000001200000012D7D971E9.png"/>
  <manifest:file-entry manifest:media-type="image/png" manifest:full-path="Pictures/10000201000000100000001009593F26.png"/>
  <manifest:file-entry manifest:media-type="image/png" manifest:full-path="Pictures/1000020100000016000000136AEE0285.png"/>
  <manifest:file-entry manifest:media-type="image/png" manifest:full-path="Pictures/10000201000000100000001036F3AA1F.png"/>
  <manifest:file-entry manifest:media-type="image/png" manifest:full-path="Pictures/1000020100000010000000109B48CD3E.png"/>
  <manifest:file-entry manifest:media-type="image/png" manifest:full-path="Pictures/100002010000001000000010A3069F5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Calibri1" fo:font-size="10pt" style:font-size-asian="10pt" style:font-size-complex="10pt"/>
    </style:style>
    <style:style style:name="P2" style:family="paragraph" style:parent-style-name="Preformatted_20_Text">
      <style:text-properties style:font-name="Calibri1" fo:font-size="10pt" fo:background-color="transparent" style:font-size-asian="10pt" style:font-size-complex="10pt"/>
    </style:style>
    <style:style style:name="P3" style:family="paragraph" style:parent-style-name="Preformatted_20_Text">
      <style:text-properties style:font-name="Calibri1" fo:font-size="10pt" style:font-size-asian="10pt" style:font-size-complex="10pt"/>
    </style:style>
    <style:style style:name="P4" style:family="paragraph" style:parent-style-name="Preformatted_20_Text" style:list-style-name="L1">
      <style:text-properties style:font-name="Calibri1" fo:font-size="10pt" style:font-size-asian="10pt" style:font-size-complex="10pt"/>
    </style:style>
    <style:style style:name="P5" style:family="paragraph" style:parent-style-name="Preformatted_20_Text" style:list-style-name="L2">
      <style:text-properties style:font-name="Calibri1" fo:font-size="10pt" style:font-size-asian="10pt" style:font-size-complex="10pt"/>
    </style:style>
    <style:style style:name="P6" style:family="paragraph" style:parent-style-name="Preformatted_20_Text" style:list-style-name="L3">
      <style:text-properties style:font-name="Calibri1" fo:font-size="10pt" style:font-size-asian="10pt" style:font-size-complex="10pt"/>
    </style:style>
    <style:style style:name="P7" style:family="paragraph" style:parent-style-name="Preformatted_20_Text" style:list-style-name="L7">
      <style:text-properties style:font-name="Calibri1" fo:font-size="10pt" style:font-size-asian="10pt" style:font-size-complex="10pt"/>
    </style:style>
    <style:style style:name="P8" style:family="paragraph" style:parent-style-name="Preformatted_20_Text" style:list-style-name="L10">
      <style:text-properties style:font-name="Calibri1" fo:font-size="10pt" style:font-size-asian="10pt" style:font-size-complex="10pt"/>
    </style:style>
    <style:style style:name="P9" style:family="paragraph" style:parent-style-name="Preformatted_20_Text" style:list-style-name="L1">
      <style:text-properties style:font-name="Calibri1" fo:font-size="10pt" fo:background-color="#ffff00" style:font-size-asian="10pt" style:font-size-complex="10pt"/>
    </style:style>
    <style:style style:name="P10" style:family="paragraph" style:parent-style-name="Preformatted_20_Text" style:list-style-name="L2">
      <style:text-properties style:font-name="Calibri1" fo:font-size="10pt" fo:background-color="#ffff00" style:font-size-asian="10pt" style:font-size-complex="10pt"/>
    </style:style>
    <style:style style:name="P11" style:family="paragraph" style:parent-style-name="Preformatted_20_Text" style:list-style-name="L3">
      <style:text-properties style:font-name="Calibri1" fo:font-size="10pt" fo:background-color="#ffff00" style:font-size-asian="10pt" style:font-size-complex="10pt"/>
    </style:style>
    <style:style style:name="P12" style:family="paragraph" style:parent-style-name="Preformatted_20_Text" style:list-style-name="L2">
      <style:text-properties style:font-name="Calibri1" fo:font-size="10pt" fo:background-color="transparent" style:font-size-asian="10pt" style:font-size-complex="10pt"/>
    </style:style>
    <style:style style:name="P13" style:family="paragraph" style:parent-style-name="Preformatted_20_Text" style:list-style-name="L5">
      <style:text-properties style:font-name="Calibri1" fo:font-size="10pt" fo:background-color="transparent" style:font-size-asian="10pt" style:font-size-complex="10pt"/>
    </style:style>
    <style:style style:name="P14" style:family="paragraph" style:parent-style-name="Preformatted_20_Text" style:list-style-name="L1">
      <style:text-properties style:font-name="Calibri1" fo:font-size="10pt" fo:background-color="transparent" style:font-size-asian="10pt" style:font-size-complex="10pt"/>
    </style:style>
    <style:style style:name="P15" style:family="paragraph" style:parent-style-name="Preformatted_20_Text" style:list-style-name="L3">
      <style:text-properties style:font-name="Calibri1" fo:font-size="10pt" fo:background-color="transparent" style:font-size-asian="10pt" style:font-size-complex="10pt"/>
    </style:style>
    <style:style style:name="P16" style:family="paragraph" style:parent-style-name="Preformatted_20_Text" style:list-style-name="L4">
      <style:text-properties fo:font-size="10pt" style:font-size-asian="10pt" style:font-size-complex="10pt"/>
    </style:style>
    <style:style style:name="P17" style:family="paragraph" style:parent-style-name="Preformatted_20_Text" style:list-style-name="L5">
      <style:text-properties fo:font-size="10pt" style:font-size-asian="10pt" style:font-size-complex="10pt"/>
    </style:style>
    <style:style style:name="P18" style:family="paragraph" style:parent-style-name="Preformatted_20_Text" style:list-style-name="L6">
      <style:text-properties fo:font-size="10pt" style:font-size-asian="10pt" style:font-size-complex="10pt"/>
    </style:style>
    <style:style style:name="P19" style:family="paragraph" style:parent-style-name="Preformatted_20_Text" style:list-style-name="L7">
      <style:text-properties fo:font-size="10pt" style:font-size-asian="10pt" style:font-size-complex="10pt"/>
    </style:style>
    <style:style style:name="P20" style:family="paragraph" style:parent-style-name="Preformatted_20_Text" style:list-style-name="L8">
      <style:text-properties fo:font-size="10pt" style:font-size-asian="10pt" style:font-size-complex="10pt"/>
    </style:style>
    <style:style style:name="P21" style:family="paragraph" style:parent-style-name="Preformatted_20_Text" style:list-style-name="L4">
      <style:text-properties fo:font-size="10pt" fo:background-color="transparent" style:font-size-asian="10pt" style:font-size-complex="10pt"/>
    </style:style>
    <style:style style:name="P22" style:family="paragraph" style:parent-style-name="Preformatted_20_Text" style:list-style-name="L5">
      <style:text-properties fo:font-size="10pt" fo:background-color="transparent" style:font-size-asian="10pt" style:font-size-complex="10pt"/>
    </style:style>
    <style:style style:name="P23" style:family="paragraph" style:parent-style-name="Preformatted_20_Text" style:list-style-name="L9"/>
    <style:style style:name="P24" style:family="paragraph" style:parent-style-name="Preformatted_20_Text" style:list-style-name="L10"/>
    <style:style style:name="P25" style:family="paragraph" style:parent-style-name="Preformatted_20_Text" style:list-style-name="L2">
      <style:paragraph-properties fo:background-color="#ffffff">
        <style:background-image/>
      </style:paragraph-properties>
      <style:text-properties style:font-name="Calibri1" fo:font-size="10pt" fo:background-color="transparent" style:font-size-asian="10pt" style:font-size-complex="10pt"/>
    </style:style>
    <style:style style:name="P26" style:family="paragraph" style:parent-style-name="Preformatted_20_Text" style:list-style-name="L1">
      <style:paragraph-properties fo:background-color="transparent">
        <style:background-image/>
      </style:paragraph-properties>
      <style:text-properties style:font-name="Calibri1" fo:font-size="10pt" fo:background-color="transparent" style:font-size-asian="10pt" style:font-size-complex="10pt"/>
    </style:style>
    <style:style style:name="T1" style:family="text">
      <style:text-properties style:font-name="Calibri1"/>
    </style:style>
    <style:style style:name="T2" style:family="text">
      <style:text-properties style:font-name="Calibri1" fo:background-color="transparent"/>
    </style:style>
    <style:style style:name="T3" style:family="text">
      <style:text-properties style:font-name="Calibri1" fo:font-size="10pt" style:font-size-asian="10pt" style:font-size-complex="10pt"/>
    </style:style>
    <style:style style:name="T4" style:family="text">
      <style:text-properties fo:background-color="transparent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1">Kartennavigation/Ansicht</text:p>
        <text:list xml:id="list34388524" text:style-name="L1">
          <text:list-item>
            <text:p text:style-name="P4"><draw:frame draw:style-name="fr1" draw:name="Grafik15" text:anchor-type="as-char" svg:width="0.42cm" svg:height="0.42cm" draw:z-index="19"><draw:image xlink:href="Pictures/10000201000000120000001273BE32C4.png" xlink:type="simple" xlink:show="embed" xlink:actuate="onLoad"/></draw:frame> Verschieben </text:p>
          </text:list-item>
          <text:list-item>
            <text:p text:style-name="P4"><draw:frame draw:style-name="fr2" draw:name="Grafik5" text:anchor-type="as-char" svg:y="-0.492cm" svg:width="0.423cm" svg:height="0.423cm" draw:z-index="0"><draw:image xlink:href="Pictures/1000020100000010000000109961F70E.png" xlink:type="simple" xlink:show="embed" xlink:actuate="onLoad"/></draw:frame> <text:s/>Vergrößern </text:p>
          </text:list-item>
          <text:list-item>
            <text:p text:style-name="P4"><draw:frame draw:style-name="fr3" draw:name="Grafik6" text:anchor-type="as-char" svg:y="-0.436cm" svg:width="0.423cm" svg:height="0.423cm" draw:z-index="1"><draw:image xlink:href="Pictures/1000020100000010000000102D8C2E54.png" xlink:type="simple" xlink:show="embed" xlink:actuate="onLoad"/></draw:frame> <text:s/>Verkleinern</text:p>
          </text:list-item>
          <text:list-item>
            <text:p text:style-name="P4"><draw:frame draw:style-name="fr3" draw:name="Grafik7" text:anchor-type="as-char" svg:y="-0.46cm" svg:width="0.423cm" svg:height="0.423cm" draw:z-index="2"><draw:image xlink:href="Pictures/100002010000001000000010DAA94ED8.png" xlink:type="simple" xlink:show="embed" xlink:actuate="onLoad"/></draw:frame> <text:s/>Verkleinert auf volle Ausdehnung</text:p>
          </text:list-item>
          <text:list-item>
            <text:p text:style-name="P4"><draw:frame draw:style-name="fr4" draw:name="Grafik76" text:anchor-type="as-char" svg:width="0.42cm" svg:height="0.42cm" draw:z-index="20"><draw:image xlink:href="Pictures/100002010000001200000012D7D971E9.png" xlink:type="simple" xlink:show="embed" xlink:actuate="onLoad"/></draw:frame> <text:s/>Zentrieren</text:p>
          </text:list-item>
          <text:list-item>
            <text:p text:style-name="P9"><draw:frame draw:style-name="fr4" draw:name="Grafik30" text:anchor-type="as-char" svg:width="0.37cm" svg:height="0.37cm" draw:z-index="21"><draw:image xlink:href="Pictures/100002010000000E0000000E1F5A924A.png" xlink:type="simple" xlink:show="embed" xlink:actuate="onLoad"/></draw:frame><text:span text:style-name="T4"> <text:s/></text:span><text:span text:style-name="T4">Vergrößert auf Ebene </text:span></text:p>
          </text:list-item>
          <text:list-item>
            <text:p text:style-name="P4"><draw:frame draw:style-name="fr4" draw:name="Grafik8" text:anchor-type="as-char" svg:width="0.46cm" svg:height="0.4cm" draw:z-index="22"><draw:image xlink:href="Pictures/1000020100000016000000136AEE0285.png" xlink:type="simple" xlink:show="embed" xlink:actuate="onLoad"/></draw:frame> Vergrößert auf selektiertes Objekt </text:p>
          </text:list-item>
          <text:list-item>
            <text:p text:style-name="P4"><draw:frame draw:style-name="fr4" draw:name="Grafik26" text:anchor-type="as-char" svg:width="0.45cm" svg:height="0.45cm" draw:z-index="23"><draw:image xlink:href="Pictures/10000201000000110000001186CDEEEB.png" xlink:type="simple" xlink:show="embed" xlink:actuate="onLoad"/></draw:frame> <text:s/>Vergrößert auf Koordinaten </text:p>
          </text:list-item>
          <text:list-item>
            <text:p text:style-name="P4"><draw:frame draw:style-name="fr4" draw:name="Grafik9" text:anchor-type="as-char" svg:width="0.423cm" svg:height="0.423cm" draw:z-index="3"><draw:image xlink:href="Pictures/10000201000000100000001078823DC2.png" xlink:type="simple" xlink:show="embed" xlink:actuate="onLoad"/></draw:frame> <text:s/>vorherige Ansicht</text:p>
          </text:list-item>
          <text:list-item>
            <text:p text:style-name="P4"><draw:frame draw:style-name="fr4" draw:name="Grafik10" text:anchor-type="as-char" svg:width="0.423cm" svg:height="0.423cm" draw:z-index="4"><draw:image xlink:href="Pictures/100002010000001000000010AE2715AE.png" xlink:type="simple" xlink:show="embed" xlink:actuate="onLoad"/></draw:frame> <text:s/>Ansicht erneut anzeigen </text:p>
          </text:list-item>
          <text:list-item>
            <text:p text:style-name="P4"><draw:frame draw:style-name="fr4" draw:name="Grafik11" text:anchor-type="as-char" svg:width="0.423cm" svg:height="0.423cm" draw:z-index="5"><draw:image xlink:href="Pictures/100002010000001000000010193A0F3D.png" xlink:type="simple" xlink:show="embed" xlink:actuate="onLoad"/></draw:frame> <text:s/>Fenster anordnen</text:p>
          </text:list-item>
          <text:list-item>
            <text:p text:style-name="P4"><draw:frame draw:style-name="fr4" draw:name="Grafik12" text:anchor-type="as-char" svg:width="0.423cm" svg:height="0.423cm" draw:z-index="6"><draw:image xlink:href="Pictures/100002010000001000000010673801AA.png" xlink:type="simple" xlink:show="embed" xlink:actuate="onLoad"/></draw:frame> <text:s/>Fenster schließen </text:p>
          </text:list-item>
          <text:list-item>
            <text:p text:style-name="P4"><draw:frame draw:style-name="fr4" draw:name="Grafik21" text:anchor-type="as-char" svg:width="0.397cm" svg:height="0.344cm" draw:z-index="24"><draw:image xlink:href="Pictures/100002010000000F0000000D81CE6221.png" xlink:type="simple" xlink:show="embed" xlink:actuate="onLoad"/></draw:frame> <text:s text:c="2"/>Darstellung Ändern </text:p>
          </text:list-item>
          <text:list-item>
            <text:p text:style-name="P4"><draw:frame draw:style-name="fr4" draw:name="Grafik29" text:anchor-type="as-char" svg:width="0.423cm" svg:height="0.423cm" draw:z-index="7"><draw:image xlink:href="Pictures/1000020100000010000000109652E7C8.png" xlink:type="simple" xlink:show="embed" xlink:actuate="onLoad"/></draw:frame> <text:s/>Attribut Tabelle öffne</text:p>
          </text:list-item>
          <text:list-item>
            <text:p text:style-name="P4"><draw:frame draw:style-name="fr4" draw:name="Grafik33" text:anchor-type="as-char" svg:width="0.423cm" svg:height="0.397cm" draw:z-index="25"><draw:image xlink:href="Pictures/10000201000000100000000F621ABEA9.png" xlink:type="simple" xlink:show="embed" xlink:actuate="onLoad"/></draw:frame> <text:s/>externes Programm starten</text:p>
          </text:list-item>
          <text:list-item>
            <text:p text:style-name="P4"><draw:frame draw:style-name="fr4" draw:name="Grafik98" text:anchor-type="as-char" svg:width="0.397cm" svg:height="0.397cm" draw:z-index="26"><draw:image xlink:href="Pictures/100002010000000F0000000F84A57F9F.png" xlink:type="simple" xlink:show="embed" xlink:actuate="onLoad"/></draw:frame> <text:s text:c="2"/>Bildbetrachter öffnen</text:p>
          </text:list-item>
        </text:list>
        <text:p text:style-name="P1"/>
        <text:p text:style-name="P1"/>
        <text:p text:style-name="P1">Bearbeiten</text:p>
        <text:list xml:id="list34394091" text:style-name="L2">
          <text:list-item>
            <text:p text:style-name="P5"><draw:frame draw:style-name="fr4" draw:name="Grafik13" text:anchor-type="as-char" svg:width="0.423cm" svg:height="0.423cm" draw:z-index="8"><draw:image xlink:href="Pictures/1000020100000010000000105FAD6226.png" xlink:type="simple" xlink:show="embed" xlink:actuate="onLoad"/></draw:frame> <text:s/>Rückgängig </text:p>
          </text:list-item>
          <text:list-item>
            <text:p text:style-name="P5"><draw:frame draw:style-name="fr4" draw:name="Grafik14" text:anchor-type="as-char" svg:width="0.423cm" svg:height="0.423cm" draw:z-index="9"><draw:image xlink:href="Pictures/100002010000001000000010E268EF29.png" xlink:type="simple" xlink:show="embed" xlink:actuate="onLoad"/></draw:frame> <text:s/>Wiederholen </text:p>
            <text:p text:style-name="P12"/>
          </text:list-item>
          <text:list-item>
            <text:p text:style-name="P12"><draw:frame draw:style-name="fr4" draw:name="Grafik69" text:anchor-type="as-char" svg:width="0.423cm" svg:height="0.423cm" draw:z-index="27"><draw:image xlink:href="Pictures/10000201000000100000001089D3EF06.png" xlink:type="simple" xlink:show="embed" xlink:actuate="onLoad"/></draw:frame> <text:s/>Objekt selektieren </text:p>
          </text:list-item>
          <text:list-item>
            <text:p text:style-name="P12"><draw:frame draw:style-name="fr4" draw:name="Grafik71" text:anchor-type="as-char" svg:width="0.529cm" svg:height="0.45cm" draw:z-index="28"><draw:image xlink:href="Pictures/100002010000001400000011D03B6050.png" xlink:type="simple" xlink:show="embed" xlink:actuate="onLoad"/></draw:frame> Objekteigenschaften anzeigen </text:p>
          </text:list-item>
          <text:list-item>
            <text:p text:style-name="P12"><draw:frame draw:style-name="fr4" draw:name="Grafik25" text:anchor-type="as-char" svg:width="0.45cm" svg:height="0.397cm" draw:z-index="29"><draw:image xlink:href="Pictures/10000201000000110000000F9C32A322.png" xlink:type="simple" xlink:show="embed" xlink:actuate="onLoad"/></draw:frame> <text:s/>selektiertes Objekt in neue Ebene speichern </text:p>
            <text:p text:style-name="P12"/>
          </text:list-item>
          <text:list-item>
            <text:p text:style-name="P12"><draw:frame draw:style-name="fr4" draw:name="Grafik52" text:anchor-type="as-char" svg:width="0.397cm" svg:height="0.344cm" draw:z-index="30"><draw:image xlink:href="Pictures/100002010000000F0000000D969692E3.png" xlink:type="simple" xlink:show="embed" xlink:actuate="onLoad"/></draw:frame> <text:s/>ausgewählte Ebene exportieren </text:p>
          </text:list-item>
          <text:list-item>
            <text:p text:style-name="P12"><draw:frame draw:style-name="fr4" draw:name="Grafik50" text:anchor-type="as-char" svg:width="0.423cm" svg:height="0.37cm" draw:z-index="31"><draw:image xlink:href="Pictures/10000201000000100000000EBF3EB16A.png" xlink:type="simple" xlink:show="embed" xlink:actuate="onLoad"/></draw:frame> <text:s/>ausgewählte Ebene speichern </text:p>
          </text:list-item>
          <text:list-item>
            <text:p text:style-name="P12"><draw:frame draw:style-name="fr4" draw:name="Grafik53" text:anchor-type="as-char" svg:width="0.476cm" svg:height="0.423cm" draw:z-index="32"><draw:image xlink:href="Pictures/1000020100000012000000108B235278.png" xlink:type="simple" xlink:show="embed" xlink:actuate="onLoad"/></draw:frame> alle Ebenen speichern</text:p>
          </text:list-item>
          <text:list-item>
            <text:p text:style-name="P12"><draw:frame draw:style-name="fr4" draw:name="Grafik91" text:anchor-type="as-char" svg:width="0.423cm" svg:height="0.423cm" draw:z-index="33"><draw:image xlink:href="Pictures/1000020100000010000000108E1B62A9.png" xlink:type="simple" xlink:show="embed" xlink:actuate="onLoad"/></draw:frame> Karte als Bild exportieren</text:p>
          </text:list-item>
          <text:list-item>
            <text:p text:style-name="P12"><draw:frame draw:style-name="fr4" draw:name="Grafik90" text:anchor-type="as-char" svg:width="0.423cm" svg:height="0.423cm" draw:z-index="34"><draw:image xlink:href="Pictures/100002010000001000000010D7AC0986.png" xlink:type="simple" xlink:show="embed" xlink:actuate="onLoad"/></draw:frame> Karte als Bild kopieren</text:p>
          </text:list-item>
          <text:list-item>
            <text:p text:style-name="P12"><draw:frame draw:style-name="fr4" draw:name="Grafik38" text:anchor-type="as-char" svg:width="0.318cm" svg:height="0.37cm" draw:z-index="35"><draw:image xlink:href="Pictures/100002010000000C0000000E51D71B34.png" xlink:type="simple" xlink:show="embed" xlink:actuate="onLoad"/></draw:frame> <text:s/>Legende als Bild kopieren</text:p>
          </text:list-item>
          <text:list-item>
            <text:p text:style-name="P12"><draw:frame draw:style-name="fr4" draw:name="Grafik89" text:anchor-type="as-char" svg:width="0.397cm" svg:height="0.397cm" draw:z-index="36"><draw:image xlink:href="Pictures/100002010000000F0000000F0CD0128B.png" xlink:type="simple" xlink:show="embed" xlink:actuate="onLoad"/></draw:frame> <text:s/>Legende als Bild exportieren</text:p>
          </text:list-item>
        </text:list>
        <text:p text:style-name="P2"/>
        <text:list xml:id="list35414650" text:continue-numbering="true" text:style-name="L2">
          <text:list-item>
            <text:p text:style-name="P5"><draw:frame draw:style-name="fr4" draw:name="Grafik34" text:anchor-type="as-char" svg:width="0.423cm" svg:height="0.423cm" draw:z-index="10"><draw:image xlink:href="Pictures/10000201000000100000001063164E06.png" xlink:type="simple" xlink:show="embed" xlink:actuate="onLoad"/></draw:frame> <text:s/>Kopieren </text:p>
          </text:list-item>
          <text:list-item>
            <text:p text:style-name="P5"><draw:frame draw:style-name="fr4" draw:name="Grafik74" text:anchor-type="as-char" svg:width="0.423cm" svg:height="0.423cm" draw:z-index="37"><draw:image xlink:href="Pictures/100002010000001000000010AB4560CD.png" xlink:type="simple" xlink:show="embed" xlink:actuate="onLoad"/></draw:frame> <text:s/>Featu<text:span text:style-name="T4">re kopieren </text:span></text:p>
          </text:list-item>
          <text:list-item>
            <text:p text:style-name="P12"><draw:frame draw:style-name="fr4" draw:name="Grafik77" text:anchor-type="as-char" svg:width="0.45cm" svg:height="0.45cm" draw:z-index="38"><draw:image xlink:href="Pictures/100002010000001100000011455A3621.png" xlink:type="simple" xlink:show="embed" xlink:actuate="onLoad"/></draw:frame> Feature als wkt kopieren </text:p>
          </text:list-item>
          <text:list-item>
            <text:p text:style-name="P5"><draw:frame draw:style-name="fr4" draw:name="Grafik35" text:anchor-type="as-char" svg:width="0.476cm" svg:height="0.45cm" draw:z-index="39"><draw:image xlink:href="Pictures/10000201000000120000001100D46CF9.png" xlink:type="simple" xlink:show="embed" xlink:actuate="onLoad"/></draw:frame> F<text:span text:style-name="T4">eature einfügen </text:span></text:p>
          </text:list-item>
          <text:list-item>
            <text:p text:style-name="P12"><draw:frame draw:style-name="fr4" draw:name="Grafik73" text:anchor-type="as-char" svg:width="0.37cm" svg:height="0.45cm" draw:z-index="40"><draw:image xlink:href="Pictures/100002010000000E000000116E2CE03B.png" xlink:type="simple" xlink:show="embed" xlink:actuate="onLoad"/></draw:frame> <text:s text:c="2"/>Zwischenablage leeren</text:p>
            <text:p text:style-name="P5"/>
          </text:list-item>
          <text:list-item>
            <text:p text:style-name="P5"><draw:frame draw:style-name="fr4" draw:name="Grafik16" text:anchor-type="as-char" svg:width="0.423cm" svg:height="0.423cm" draw:z-index="11"><draw:image xlink:href="Pictures/10000201000000100000001036636B6F.png" xlink:type="simple" xlink:show="embed" xlink:actuate="onLoad"/></draw:frame> <text:s/>direktes Drucken </text:p>
          </text:list-item>
          <text:list-item>
            <text:p text:style-name="P5"><draw:frame draw:style-name="fr4" draw:name="Grafik100" text:anchor-type="as-char" svg:width="0.423cm" svg:height="0.423cm" draw:z-index="98"><draw:image xlink:href="Pictures/100002010000001000000010DAD7194F.png" xlink:type="simple" xlink:show="embed" xlink:actuate="onLoad"/></draw:frame> <text:s/>PDF erzeugen</text:p>
          </text:list-item>
          <text:list-item>
            <text:p text:style-name="P10"><draw:frame draw:style-name="fr4" draw:name="Grafik17" text:anchor-type="as-char" svg:width="0.423cm" svg:height="0.423cm" draw:z-index="12"><draw:image xlink:href="Pictures/10000201000000100000001094A41907.png" xlink:type="simple" xlink:show="embed" xlink:actuate="onLoad"/></draw:frame><text:span text:style-name="T4"> <text:s/>Druckv</text:span><text:span text:style-name="T4">orlagen bearbeitenden </text:span></text:p>
          </text:list-item>
          <text:list-item>
            <text:p text:style-name="P12"><draw:frame draw:style-name="fr4" draw:name="Grafik70" text:anchor-type="as-char" svg:width="0.45cm" svg:height="0.469cm" draw:z-index="41"><draw:image xlink:href="Pictures/10000201000000120000001362C409D6.png" xlink:type="simple" xlink:show="embed" xlink:actuate="onLoad"/></draw:frame> <text:s/>iReport starten </text:p>
          </text:list-item>
        </text:list>
        <text:p text:style-name="P1"/>
        <text:p text:style-name="P1"/>
        <text:p text:style-name="P1">Allgemein </text:p>
        <text:list xml:id="list34406673" text:style-name="L3">
          <text:list-item>
            <text:p text:style-name="P6"><draw:frame draw:style-name="fr4" draw:name="Grafik36" text:anchor-type="as-char" svg:width="0.423cm" svg:height="0.423cm" draw:z-index="42"><draw:image xlink:href="Pictures/100002010000001000000010972C5C36.png" xlink:type="simple" xlink:show="embed" xlink:actuate="onLoad"/></draw:frame> <text:s/>ok </text:p>
          </text:list-item>
          <text:list-item>
            <text:p text:style-name="P6"><draw:frame draw:style-name="fr4" draw:name="Grafik55" text:anchor-type="as-char" svg:width="0.423cm" svg:height="0.45cm" draw:z-index="43"><draw:image xlink:href="Pictures/10000201000000100000001157677AF0.png" xlink:type="simple" xlink:show="embed" xlink:actuate="onLoad"/></draw:frame> <text:s/>abbrechen </text:p>
          </text:list-item>
          <text:list-item>
            <text:p text:style-name="P6"><draw:frame draw:style-name="fr4" draw:name="Grafik41" text:anchor-type="as-char" svg:width="0.423cm" svg:height="0.423cm" draw:z-index="44"><draw:image xlink:href="Pictures/100002010000001000000010312DB41E.png" xlink:type="simple" xlink:show="embed" xlink:actuate="onLoad"/></draw:frame> <text:s/>hilfe </text:p>
          </text:list-item>
        </text:list>
        <text:p text:style-name="P1">Kartenfenster</text:p>
        <text:list xml:id="list34402694" text:style-name="L4">
          <text:list-item>
            <text:p text:style-name="P16"><text:span text:style-name="T1"><draw:frame draw:style-name="fr4" draw:name="Grafik59" text:anchor-type="as-char" svg:width="0.42cm" svg:height="0.42cm" draw:z-index="45"><draw:image xlink:href="Pictures/10000201000000110000000ED4256B8C.png" xlink:type="simple" xlink:show="embed" xlink:actuate="onLoad"/></draw:frame></text:span><text:span text:style-name="T1"> <text:s/>Kartenfenster öffnen</text:span></text:p>
          </text:list-item>
          <text:list-item>
            <text:p text:style-name="P21"><draw:frame draw:style-name="fr4" draw:name="Grafik64" text:anchor-type="as-char" svg:width="0.423cm" svg:height="0.423cm" draw:z-index="46"><draw:image xlink:href="Pictures/100002010000001000000010BC16E9A1.png" xlink:type="simple" xlink:show="embed" xlink:actuate="onLoad"/></draw:frame> <text:span text:style-name="T1">Kartenfenster löschen </text:span></text:p>
          </text:list-item>
          <text:list-item>
            <text:p text:style-name="P16"><text:span text:style-name="T4"><draw:frame draw:style-name="fr4" draw:name="Grafik65" text:anchor-type="as-char" svg:width="0.423cm" svg:height="0.423cm" draw:z-index="47"><draw:image xlink:href="Pictures/100002010000001000000010E96E1805.png" xlink:type="simple" xlink:show="embed" xlink:actuate="onLoad"/></draw:frame></text:span><text:span text:style-name="T4"> </text:span><text:span text:style-name="T2">Kartenfenster neu anlegen</text:span></text:p>
          </text:list-item>
        </text:list>
        <text:list xml:id="list35418258" text:continue-list="list35414650" text:style-name="L2">
          <text:list-item>
            <text:p text:style-name="P10"><draw:frame draw:style-name="fr4" draw:name="Grafik32" text:anchor-type="as-char" svg:width="0.423cm" svg:height="0.423cm" draw:z-index="13"><draw:image xlink:href="Pictures/10000201000000100000001076B18DD2.png" xlink:type="simple" xlink:show="embed" xlink:actuate="onLoad"/></draw:frame><text:span text:style-name="T4"> <text:s/></text:span><text:span text:style-name="T4">neues Projekt </text:span></text:p>
          </text:list-item>
          <text:list-item>
            <text:p text:style-name="P25"><draw:frame draw:style-name="fr4" draw:name="Grafik31" text:anchor-type="as-char" svg:width="0.423cm" svg:height="0.423cm" draw:z-index="14"><draw:image xlink:href="Pictures/100002010000001000000010B16254D5.png" xlink:type="simple" xlink:show="embed" xlink:actuate="onLoad"/></draw:frame> <text:s/>Projekt öffnen </text:p>
          </text:list-item>
          <text:list-item>
            <text:p text:style-name="P12"><draw:frame draw:style-name="fr4" draw:name="Grafik18" text:anchor-type="as-char" svg:width="0.423cm" svg:height="0.423cm" draw:z-index="15"><draw:image xlink:href="Pictures/100002010000001000000010515F11F8.png" xlink:type="simple" xlink:show="embed" xlink:actuate="onLoad"/></draw:frame> <text:s/>Projekt speichern </text:p>
          </text:list-item>
          <text:list-item>
            <text:p text:style-name="P12"><draw:frame draw:style-name="fr4" draw:name="Grafik51" text:anchor-type="as-char" svg:width="0.476cm" svg:height="0.423cm" draw:z-index="48"><draw:image xlink:href="Pictures/1000020100000012000000104F3563F5.png" xlink:type="simple" xlink:show="embed" xlink:actuate="onLoad"/></draw:frame> Projekt speichern als </text:p>
          </text:list-item>
          <text:list-item>
            <text:p text:style-name="P12"><draw:frame draw:style-name="fr4" draw:name="Grafik88" text:anchor-type="as-char" svg:width="0.423cm" svg:height="0.423cm" draw:z-index="49"><draw:image xlink:href="Pictures/100002010000001000000010A92F1C45.png" xlink:type="simple" xlink:show="embed" xlink:actuate="onLoad"/></draw:frame> <text:s/>Ebene aus Datei hinzufügen <text:s/></text:p>
          </text:list-item>
          <text:list-item>
            <text:p text:style-name="P5"><text:span text:style-name="T4"><draw:frame draw:style-name="fr4" draw:name="Grafik1" text:anchor-type="as-char" svg:width="0.423cm" svg:height="0.344cm" draw:z-index="50"><draw:image xlink:href="Pictures/10000201000000100000000D3E9B6198.png" xlink:type="simple" xlink:show="embed" xlink:actuate="onLoad"/></draw:frame></text:span><text:span text:style-name="T4"> <text:s/>N</text:span><text:span text:style-name="T4">eue Ebene h</text:span>inzufügen</text:p>
          </text:list-item>
        </text:list>
        <text:p text:style-name="P1"/>
        <text:p text:style-name="P1"/>
        <text:p text:style-name="P1">Ebenen Hinzufügen </text:p>
        <text:list xml:id="list34390963" text:style-name="L5">
          <text:list-item>
            <text:p text:style-name="P17"><draw:frame draw:style-name="fr4" draw:name="Grafik45" text:anchor-type="as-char" svg:width="0.423cm" svg:height="0.423cm" draw:z-index="52"><draw:image xlink:href="Pictures/100002010000001000000010AD0F7AC7.png" xlink:type="simple" xlink:show="embed" xlink:actuate="onLoad"/></draw:frame> <text:span text:style-name="T2">Vektordaten aus Datei </text:span></text:p>
          </text:list-item>
          <text:list-item>
            <text:p text:style-name="P13"><draw:frame draw:style-name="fr4" draw:name="Grafik44" text:anchor-type="as-char" svg:width="0.423cm" svg:height="0.423cm" draw:z-index="53"><draw:image xlink:href="Pictures/100002010000001000000010B27332BC.png" xlink:type="simple" xlink:show="embed" xlink:actuate="onLoad"/></draw:frame> <text:s text:c="3"/>WFS</text:p>
          </text:list-item>
          <text:list-item>
            <text:p text:style-name="P22"><draw:frame draw:style-name="fr4" draw:name="Grafik92" text:anchor-type="as-char" svg:width="0.423cm" svg:height="0.423cm" draw:z-index="54"><draw:image xlink:href="Pictures/100002010000001000000010E62CABE5.png" xlink:type="simple" xlink:show="embed" xlink:actuate="onLoad"/></draw:frame> <text:span text:style-name="T1">Rasterdaten aus Datei </text:span></text:p>
          </text:list-item>
          <text:list-item>
            <text:p text:style-name="P13"><draw:frame draw:style-name="fr4" draw:name="Grafik40" text:anchor-type="as-char" svg:width="0.423cm" svg:height="0.423cm" draw:z-index="57"><draw:image xlink:href="Pictures/100002010000001000000010CB23C606.png" xlink:type="simple" xlink:show="embed" xlink:actuate="onLoad"/></draw:frame> <text:s text:c="2"/>WCS</text:p>
          </text:list-item>
          <text:list-item>
            <text:p text:style-name="P13"><draw:frame draw:style-name="fr4" draw:name="Grafik54" text:anchor-type="as-char" svg:width="0.423cm" svg:height="0.423cm" draw:z-index="58"><draw:image xlink:href="Pictures/100002010000001000000010988DF7AD.png" xlink:type="simple" xlink:show="embed" xlink:actuate="onLoad"/></draw:frame> <text:s text:c="2"/>WMS</text:p>
          </text:list-item>
        </text:list>
        <text:p text:style-name="P2"/>
        <text:p text:style-name="P2"/>
        <text:p text:style-name="P1">Werkzeuge</text:p>
        <text:list xml:id="list35431635" text:continue-list="list34388524" text:style-name="L1">
          <text:list-item>
            <text:p text:style-name="P14"><draw:frame draw:style-name="fr4" draw:name="Grafik87" text:anchor-type="as-char" svg:width="0.423cm" svg:height="0.423cm" draw:z-index="59"><draw:image xlink:href="Pictures/1000020100000010000000107766A890.png" xlink:type="simple" xlink:show="embed" xlink:actuate="onLoad"/></draw:frame> <text:s/>Protokollfenster öffnen</text:p>
          </text:list-item>
          <text:list-item>
            <text:p text:style-name="P4"><draw:frame draw:style-name="fr4" draw:name="Grafik24" text:anchor-type="as-char" svg:width="0.423cm" svg:height="0.423cm" draw:z-index="16"><draw:image xlink:href="Pictures/100002010000001000000010EF5EBDFF.png" xlink:type="simple" xlink:show="embed" xlink:actuate="onLoad"/></draw:frame> <text:s/><text:span text:style-name="T4">Hyperlink öffnen </text:span></text:p>
          </text:list-item>
          <text:list-item>
            <text:p text:style-name="P14"><draw:frame draw:style-name="fr4" draw:name="Grafik22" text:anchor-type="as-char" svg:width="0.397cm" svg:height="0.397cm" draw:z-index="60"><draw:image xlink:href="Pictures/100002010000000F0000000F4A3726C5.png" xlink:type="simple" xlink:show="embed" xlink:actuate="onLoad"/></draw:frame> <text:s/>georeferenzierte Bilder hinzufügen</text:p>
          </text:list-item>
          <text:list-item>
            <text:p text:style-name="P14"><draw:frame draw:style-name="fr4" draw:name="Grafik23" text:anchor-type="as-char" svg:width="0.397cm" svg:height="0.397cm" draw:z-index="61"><draw:image xlink:href="Pictures/100002010000000F0000000F0E6AEEDF.png" xlink:type="simple" xlink:show="embed" xlink:actuate="onLoad"/></draw:frame> <text:s/>Bildverweis</text:p>
          </text:list-item>
          <text:list-item>
            <text:p text:style-name="P14"><draw:frame draw:style-name="fr4" draw:name="Grafik27" text:anchor-type="as-char" svg:width="0.476cm" svg:height="0.45cm" draw:z-index="62"><draw:image xlink:href="Pictures/1000020100000012000000117815E807.png" xlink:type="simple" xlink:show="embed" xlink:actuate="onLoad"/></draw:frame> <text:s/>Entfernung messen</text:p>
          </text:list-item>
          <text:list-item>
            <text:p text:style-name="P14"><draw:frame draw:style-name="fr4" draw:name="Grafik28" text:anchor-type="as-char" svg:width="0.476cm" svg:height="0.476cm" draw:z-index="63"><draw:image xlink:href="Pictures/100002010000001200000012553EED79.png" xlink:type="simple" xlink:show="embed" xlink:actuate="onLoad"/></draw:frame> <text:s/>Fläche messen </text:p>
          </text:list-item>
          <text:list-item>
            <text:p text:style-name="P14"><draw:frame draw:style-name="fr4" draw:name="Grafik96" text:anchor-type="as-char" svg:width="0.397cm" svg:height="0.397cm" draw:z-index="64"><draw:image xlink:href="Pictures/100002010000000F0000000F588CB1E2.png" xlink:type="simple" xlink:show="embed" xlink:actuate="onLoad"/></draw:frame> <text:s text:c="2"/>Tabellen hinzufügen</text:p>
          </text:list-item>
          <text:list-item>
            <text:p text:style-name="P14"><draw:frame draw:style-name="fr4" draw:name="Grafik39" text:anchor-type="as-char" svg:width="0.4cm" svg:height="0.4cm" draw:z-index="65"><draw:image xlink:href="Pictures/100002010000001000000010131534D9.png" xlink:type="simple" xlink:show="embed" xlink:actuate="onLoad"/></draw:frame> <text:s/>Fläche oder Länge hinzufügen</text:p>
          </text:list-item>
          <text:list-item>
            <text:p text:style-name="P14"><draw:frame draw:style-name="fr4" draw:name="Grafik95" text:anchor-type="as-char" svg:width="0.397cm" svg:height="0.397cm" draw:z-index="67"><draw:image xlink:href="Pictures/100002010000000F0000000FACD5ADDD.png" xlink:type="simple" xlink:show="embed" xlink:actuate="onLoad"/></draw:frame> <text:s text:c="2"/>attributive Suche</text:p>
          </text:list-item>
          <text:list-item>
            <text:p text:style-name="P26"><draw:frame draw:style-name="fr4" draw:name="Grafik3" text:anchor-type="as-char" svg:width="0.42cm" svg:height="0.42cm" draw:z-index="66"><draw:image xlink:href="Pictures/10000201000000130000001327423C1E.png" xlink:type="simple" xlink:show="embed" xlink:actuate="onLoad"/></draw:frame> <text:s text:c="2"/>Puffer Dialog öffnen</text:p>
          </text:list-item>
          <text:list-item>
            <text:p text:style-name="P26"><draw:frame draw:style-name="fr4" draw:name="Grafik63" text:anchor-type="as-char" svg:width="0.42cm" svg:height="0.42cm" draw:z-index="72"><draw:image xlink:href="Pictures/100002010000000E0000000E84E12D12.png" xlink:type="simple" xlink:show="embed" xlink:actuate="onLoad"/></draw:frame> <text:s text:c="2"/>wps Puffer</text:p>
          </text:list-item>
          <text:list-item>
            <text:p text:style-name="P9"><text:span text:style-name="T4"><draw:frame draw:style-name="fr4" draw:name="Grafik48" text:anchor-type="as-char" svg:width="0.423cm" svg:height="0.423cm" draw:z-index="73"><draw:image xlink:href="Pictures/100002010000001000000010D5AFAA3C.png" xlink:type="simple" xlink:show="embed" xlink:actuate="onLoad"/></draw:frame></text:span><text:span text:style-name="T4"> <text:s text:c="2"/>Verschneidungs Dialog öffnen</text:span></text:p>
          </text:list-item>
          <text:list-item>
            <text:p text:style-name="P14"><draw:frame draw:style-name="fr4" draw:name="Grafik79" text:anchor-type="as-char" svg:width="0.49cm" svg:height="0.42cm" draw:z-index="74"><draw:image xlink:href="Pictures/100002010000001600000013C3E7C62B.png" xlink:type="simple" xlink:show="embed" xlink:actuate="onLoad"/></draw:frame> <text:s/>Objekt Statistik anzeigen </text:p>
          </text:list-item>
          <text:list-item>
            <text:p text:style-name="P4"><draw:frame draw:style-name="fr4" draw:name="Grafik20" text:anchor-type="as-char" svg:width="0.423cm" svg:height="0.344cm" draw:z-index="75"><draw:image xlink:href="Pictures/10000201000000100000000D2C0C8D3C.png" xlink:type="simple" xlink:show="embed" xlink:actuate="onLoad"/></draw:frame> <text:s text:c="2"/>Editieroptionen öffnen</text:p>
          </text:list-item>
          <text:list-item>
            <text:p text:style-name="P14"><draw:frame draw:style-name="fr4" draw:name="Grafik62" text:anchor-type="as-char" svg:width="0.423cm" svg:height="0.423cm" draw:z-index="76"><draw:image xlink:href="Pictures/10000201000000100000001053F0071A.png" xlink:type="simple" xlink:show="embed" xlink:actuate="onLoad"/></draw:frame> <text:s text:c="2"/>Darstellungsbearbeitung öffnen</text:p>
          </text:list-item>
          <text:list-item>
            <text:p text:style-name="P14"><draw:frame draw:style-name="fr4" draw:name="Grafik94" text:anchor-type="as-char" svg:width="0.423cm" svg:height="0.423cm" draw:z-index="99"><draw:image xlink:href="Pictures/10000201000000100000001020CCDA87.png" xlink:type="simple" xlink:show="embed" xlink:actuate="onLoad"/></draw:frame> <text:s text:c="2"/>Beschriftung plazieren</text:p>
          </text:list-item>
          <text:list-item>
            <text:p text:style-name="P14"><draw:frame draw:style-name="fr4" draw:name="Grafik93" text:anchor-type="as-char" svg:width="0.423cm" svg:height="0.423cm" draw:z-index="77"><draw:image xlink:href="Pictures/100002010000001000000010A17AA61E.png" xlink:type="simple" xlink:show="embed" xlink:actuate="onLoad"/></draw:frame> <text:s text:c="2"/>Punkt innerhalb eines Polygons erzeugen</text:p>
          </text:list-item>
        </text:list>
        <text:p text:style-name="P1"/>
        <text:p text:style-name="P1"/>
        <text:p text:style-name="P1">Kontextmenü</text:p>
        <text:list xml:id="list35441916" text:continue-list="list34406673" text:style-name="L3">
          <text:list-item>
            <text:p text:style-name="P15"><draw:frame draw:style-name="fr4" draw:name="Grafik19" text:anchor-type="as-char" svg:width="0.423cm" svg:height="0.344cm" draw:z-index="78"><draw:image xlink:href="Pictures/10000201000000100000000DDC85C55E.png" xlink:type="simple" xlink:show="embed" xlink:actuate="onLoad"/></draw:frame> <text:s/>Ebene entfernen</text:p>
          </text:list-item>
          <text:list-item>
            <text:p text:style-name="P11"><draw:frame draw:style-name="fr4" draw:name="Grafik4" text:anchor-type="as-char" svg:width="0.45cm" svg:height="0.4cm" draw:z-index="17"><draw:image xlink:href="Pictures/100002010000001500000013C738A6BF.png" xlink:type="simple" xlink:show="embed" xlink:actuate="onLoad"/></draw:frame><text:span text:style-name="T4"> <text:s/>Ebenengruppe hinzufügen</text:span></text:p>
          </text:list-item>
          <text:list-item>
            <text:p text:style-name="P6"><draw:frame draw:style-name="fr4" draw:name="Grafik42" text:anchor-type="as-char" svg:width="0.476cm" svg:height="0.318cm" draw:z-index="79"><draw:image xlink:href="Pictures/10000201000000120000000C1763F8E6.png" xlink:type="simple" xlink:show="embed" xlink:actuate="onLoad"/></draw:frame> <text:s/>Ebene umbenennen</text:p>
          </text:list-item>
          <text:list-item>
            <text:p text:style-name="P6"><draw:frame draw:style-name="fr4" draw:name="Grafik2" text:anchor-type="as-char" svg:width="0.42cm" svg:height="0.42cm" draw:z-index="80"><draw:image xlink:href="Pictures/100002010000001200000010F5728B8A.png" xlink:type="simple" xlink:show="embed" xlink:actuate="onLoad"/></draw:frame> <text:s/>Ebene unsichtbar</text:p>
          </text:list-item>
          <text:list-item>
            <text:p text:style-name="P6"><draw:frame draw:style-name="fr4" draw:name="Grafik43" text:anchor-type="as-char" svg:width="0.423cm" svg:height="0.423cm" draw:z-index="81"><draw:image xlink:href="Pictures/100002010000001000000010A3069F5E.png" xlink:type="simple" xlink:show="embed" xlink:actuate="onLoad"/></draw:frame> <text:s text:c="2"/>Eben<text:span text:style-name="T4">e sichtbar</text:span></text:p>
          </text:list-item>
          <text:list-item>
            <text:p text:style-name="P15"><draw:frame draw:style-name="fr4" draw:name="Grafik60" text:anchor-type="as-char" svg:width="0.423cm" svg:height="0.423cm" draw:z-index="82"><draw:image xlink:href="Pictures/100002010000001000000010A12EA47F.png" xlink:type="simple" xlink:show="embed" xlink:actuate="onLoad"/></draw:frame> <text:s text:c="2"/>Ebene nicht abfragbar</text:p>
          </text:list-item>
          <text:list-item>
            <text:p text:style-name="P15"><draw:frame draw:style-name="fr4" draw:name="Grafik57" text:anchor-type="as-char" svg:width="0.423cm" svg:height="0.423cm" draw:z-index="83"><draw:image xlink:href="Pictures/10000201000000100000001019F9FD73.png" xlink:type="simple" xlink:show="embed" xlink:actuate="onLoad"/></draw:frame> <text:s text:c="2"/>Ebene abfragbar</text:p>
          </text:list-item>
          <text:list-item>
            <text:p text:style-name="P6"><text:span text:style-name="T4"><draw:frame draw:style-name="fr2" draw:name="Grafik49" text:anchor-type="as-char" svg:y="-0.402cm" svg:width="0.397cm" svg:height="0.404cm" draw:z-index="18"><draw:image xlink:href="Pictures/100002010000000F0000000E6B40C872.png" xlink:type="simple" xlink:show="embed" xlink:actuate="onLoad"/></draw:frame></text:span><text:span text:style-name="T4"> <text:s text:c="2"/>Ebene nicht edit</text:span>ierba<text:span text:style-name="T4">r</text:span></text:p>
          </text:list-item>
          <text:list-item>
            <text:p text:style-name="P6"><text:span text:style-name="T4"><draw:frame draw:style-name="fr4" draw:name="Grafik99" text:anchor-type="as-char" svg:width="0.379cm" svg:height="0.379cm" draw:z-index="84"><draw:image xlink:href="Pictures/10000201000000100000001009593F26.png" xlink:type="simple" xlink:show="embed" xlink:actuate="onLoad"/></draw:frame></text:span><text:span text:style-name="T4"> <text:s text:c="2"/>Ebene editierbar</text:span></text:p>
          </text:list-item>
          <text:list-item>
            <text:p text:style-name="P15"><draw:frame draw:style-name="fr4" draw:name="Grafik37" text:anchor-type="as-char" svg:width="0.609cm" svg:height="0.423cm" draw:z-index="51"><draw:image xlink:href="Pictures/100002010000001700000010EF6A03E4.png" xlink:type="simple" xlink:show="embed" xlink:actuate="onLoad"/></draw:frame> <text:s/>Ebenen Information </text:p>
          </text:list-item>
        </text:list>
        <text:list xml:id="list35432791" text:continue-list="list35431635" text:style-name="L1">
          <text:list-header>
            <text:p text:style-name="P14"/>
          </text:list-header>
        </text:list>
        <text:p text:style-name="P1"><text:soft-page-break/>Buttons innerhalb der Darstellungsbearbeitung</text:p>
        <text:list xml:id="list34411777" text:style-name="L6">
          <text:list-item>
            <text:p text:style-name="P18"><text:span text:style-name="T1"><draw:frame draw:style-name="fr4" draw:name="Grafik46" text:anchor-type="as-char" svg:width="0.423cm" svg:height="0.423cm" draw:z-index="86"><draw:image xlink:href="Pictures/1000020100000010000000108AC859A1.png" xlink:type="simple" xlink:show="embed" xlink:actuate="onLoad"/></draw:frame></text:span><text:span text:style-name="T1"> <text:s text:c="2"/>aktiver </text:span><text:span text:style-name="T2">Reiter </text:span></text:p>
          </text:list-item>
          <text:list-item>
            <text:p text:style-name="P18"><text:span text:style-name="T1"><draw:frame draw:style-name="fr4" draw:name="Grafik47" text:anchor-type="as-char" svg:width="0.423cm" svg:height="0.423cm" draw:z-index="87"><draw:image xlink:href="Pictures/100002010000001000000010E41F3D49.png" xlink:type="simple" xlink:show="embed" xlink:actuate="onLoad"/></draw:frame></text:span><text:span text:style-name="T1"> <text:s text:c="2"/>inaktiver </text:span><text:span text:style-name="T2">Reiter </text:span></text:p>
          </text:list-item>
          <text:list-item>
            <text:p text:style-name="P18"><text:span text:style-name="T4"><draw:frame draw:style-name="fr4" draw:name="Grafik56" text:anchor-type="as-char" svg:width="0.423cm" svg:height="0.423cm" draw:z-index="88"><draw:image xlink:href="Pictures/10000201000000100000001045013018.png" xlink:type="simple" xlink:show="embed" xlink:actuate="onLoad"/></draw:frame></text:span><text:span text:style-name="T4"> </text:span><text:span text:style-name="T2">Regel entfernen</text:span></text:p>
          </text:list-item>
          <text:list-item>
            <text:p text:style-name="P18"><text:span text:style-name="T2"><draw:frame draw:style-name="fr4" draw:name="Grafik58" text:anchor-type="as-char" svg:width="0.423cm" svg:height="0.423cm" draw:z-index="90"><draw:image xlink:href="Pictures/100002010000001000000010FE5D726C.png" xlink:type="simple" xlink:show="embed" xlink:actuate="onLoad"/></draw:frame></text:span><text:span text:style-name="T2"> <text:s text:c="2"/>Regel hinzufügen</text:span></text:p>
          </text:list-item>
          <text:list-item>
            <text:p text:style-name="P18"><text:span text:style-name="T2"><draw:frame draw:style-name="fr4" draw:name="Grafik82" text:anchor-type="as-char" svg:width="0.423cm" svg:height="0.423cm" draw:z-index="92"><draw:image xlink:href="Pictures/1000020100000010000000105CCFAFB1.png" xlink:type="simple" xlink:show="embed" xlink:actuate="onLoad"/></draw:frame></text:span><text:span text:style-name="T2"> <text:s text:c="2"/>Regel bearbeiten</text:span></text:p>
          </text:list-item>
          <text:list-item>
            <text:p text:style-name="P18"><text:span text:style-name="T2"><draw:frame draw:style-name="fr4" draw:name="Grafik97" text:anchor-type="as-char" svg:width="0.423cm" svg:height="0.423cm" draw:z-index="93"><draw:image xlink:href="Pictures/1000020100000010000000103715DB17.png" xlink:type="simple" xlink:show="embed" xlink:actuate="onLoad"/></draw:frame></text:span><text:span text:style-name="T2"> <text:s text:c="2"/>Regel duplizieren</text:span></text:p>
          </text:list-item>
          <text:list-item>
            <text:p text:style-name="P18"><text:span text:style-name="T2"><draw:frame draw:style-name="fr4" draw:name="Grafik80" text:anchor-type="as-char" svg:width="0.423cm" svg:height="0.423cm" draw:z-index="94"><draw:image xlink:href="Pictures/10000201000000100000001074F71B8D.png" xlink:type="simple" xlink:show="embed" xlink:actuate="onLoad"/></draw:frame></text:span><text:span text:style-name="T2"> <text:s text:c="2"/>Style exportieren</text:span></text:p>
          </text:list-item>
          <text:list-item>
            <text:p text:style-name="P18"><text:span text:style-name="T2"><draw:frame draw:style-name="fr4" draw:name="Grafik81" text:anchor-type="as-char" svg:width="0.423cm" svg:height="0.423cm" draw:z-index="89"><draw:image xlink:href="Pictures/1000020100000010000000100927AB67.png" xlink:type="simple" xlink:show="embed" xlink:actuate="onLoad"/></draw:frame></text:span><text:span text:style-name="T2"> <text:s text:c="2"/>Style importieren</text:span></text:p>
          </text:list-item>
          <text:list-item>
            <text:p text:style-name="P18"><text:span text:style-name="T2"><draw:frame draw:style-name="fr4" draw:name="Grafik83" text:anchor-type="as-char" svg:width="0.423cm" svg:height="0.423cm" draw:z-index="95"><draw:image xlink:href="Pictures/1000020100000010000000109B48CD3E.png" xlink:type="simple" xlink:show="embed" xlink:actuate="onLoad"/></draw:frame></text:span><text:span text:style-name="T2"> <text:s text:c="2"/>Zeile hinzufügen</text:span></text:p>
          </text:list-item>
          <text:list-item>
            <text:p text:style-name="P18"><text:span text:style-name="T2"><draw:frame draw:style-name="fr4" draw:name="Grafik84" text:anchor-type="as-char" svg:width="0.423cm" svg:height="0.423cm" draw:z-index="91"><draw:image xlink:href="Pictures/10000201000000100000001014644CFE.png" xlink:type="simple" xlink:show="embed" xlink:actuate="onLoad"/></draw:frame></text:span><text:span text:style-name="T2"> <text:s text:c="2"/>Zeile entfernen</text:span></text:p>
          </text:list-item>
        </text:list>
        <text:p text:style-name="P1"/>
        <text:p text:style-name="P1"/>
        <text:p text:style-name="P1">Lesezeichen</text:p>
        <text:list xml:id="list34402906" text:style-name="L7">
          <text:list-item>
            <text:p text:style-name="P19"><text:span text:style-name="T1"><draw:frame draw:style-name="fr4" draw:name="Grafik66" text:anchor-type="as-char" svg:width="0.423cm" svg:height="0.423cm" draw:z-index="55"><draw:image xlink:href="Pictures/10000201000000100000001069639321.png" xlink:type="simple" xlink:show="embed" xlink:actuate="onLoad"/></draw:frame></text:span><text:span text:style-name="T1"> <text:s/>Lesezeichenverwaltung öffnen</text:span></text:p>
          </text:list-item>
          <text:list-item>
            <text:p text:style-name="P19"><text:span text:style-name="T1"><draw:frame draw:style-name="fr4" draw:name="Grafik67" text:anchor-type="as-char" svg:width="0.423cm" svg:height="0.423cm" draw:z-index="96"><draw:image xlink:href="Pictures/10000201000000100000001046E2E6DB.png" xlink:type="simple" xlink:show="embed" xlink:actuate="onLoad"/></draw:frame></text:span><text:span text:style-name="T1"> <text:s/>Lesezeichen hinzufügen</text:span></text:p>
          </text:list-item>
          <text:list-item>
            <text:p text:style-name="P19"><text:span text:style-name="T1"><draw:frame draw:style-name="fr4" draw:name="Grafik68" text:anchor-type="as-char" svg:width="0.423cm" svg:height="0.423cm" draw:z-index="85"><draw:image xlink:href="Pictures/100002010000001000000010BC6F0D83.png" xlink:type="simple" xlink:show="embed" xlink:actuate="onLoad"/></draw:frame></text:span><text:span text:style-name="T1"> <text:s text:c="2"/>Lesezeichen löschen</text:span></text:p>
          </text:list-item>
          <text:list-item>
            <text:p text:style-name="P19"><text:span text:style-name="T1"><draw:frame draw:style-name="fr4" draw:name="Grafik72" text:anchor-type="as-char" svg:width="0.423cm" svg:height="0.423cm" draw:z-index="97"><draw:image xlink:href="Pictures/1000020100000010000000109AD3F33C.png" xlink:type="simple" xlink:show="embed" xlink:actuate="onLoad"/></draw:frame></text:span><text:span text:style-name="T1"> <text:s text:c="2"/>Lesezeichen exportieren</text:span></text:p>
          </text:list-item>
          <text:list-item>
            <text:p text:style-name="P19"><text:span text:style-name="T1"><draw:frame draw:style-name="fr4" draw:name="Grafik75" text:anchor-type="as-char" svg:width="0.423cm" svg:height="0.423cm" draw:z-index="71"><draw:image xlink:href="Pictures/100002010000001000000010CE543DF4.png" xlink:type="simple" xlink:show="embed" xlink:actuate="onLoad"/></draw:frame></text:span><text:span text:style-name="T1"> <text:s/>Lesezeichen importieren</text:span></text:p>
          </text:list-item>
          <text:list-item>
            <text:p text:style-name="P19"><text:span text:style-name="T1"><draw:frame draw:style-name="fr4" draw:name="Grafik78" text:anchor-type="as-char" svg:width="0.423cm" svg:height="0.423cm" draw:z-index="56"><draw:image xlink:href="Pictures/1000020100000010000000108B930972.png" xlink:type="simple" xlink:show="embed" xlink:actuate="onLoad"/></draw:frame></text:span><text:span text:style-name="T1"> <text:s/>Lesezeichen anzeigen</text:span></text:p>
            <text:p text:style-name="P7"/>
          </text:list-item>
        </text:list>
        <text:p text:style-name="P1"/>
        <text:p text:style-name="P1"/>
        <text:p text:style-name="P1">Innerhalb der Attribut Tabelle</text:p>
        <text:list xml:id="list34385049" text:style-name="L8">
          <text:list-item>
            <text:p text:style-name="P20"><text:span text:style-name="T1"><draw:frame draw:style-name="fr4" draw:name="Grafik85" text:anchor-type="as-char" svg:width="0.423cm" svg:height="0.423cm" draw:z-index="68"><draw:image xlink:href="Pictures/10000201000000100000001063164E06.png" xlink:type="simple" xlink:show="embed" xlink:actuate="onLoad"/></draw:frame></text:span><text:span text:style-name="T1"> <text:s/>markierte Zeile kopieren</text:span></text:p>
          </text:list-item>
          <text:list-item>
            <text:p text:style-name="P20"><text:span text:style-name="T1"><draw:frame draw:style-name="fr4" draw:name="Grafik86" text:anchor-type="as-char" svg:width="0.423cm" svg:height="0.423cm" draw:z-index="69"><draw:image xlink:href="Pictures/1000020000000010000000101743B2B0.gif" xlink:type="simple" xlink:show="embed" xlink:actuate="onLoad"/></draw:frame></text:span><text:span text:style-name="T1"> <text:s/>alle Zeilen kopieren</text:span></text:p>
          </text:list-item>
          <text:list-item>
            <text:p text:style-name="P20"><text:span text:style-name="T1"><draw:frame draw:style-name="fr4" draw:name="Grafik61" text:anchor-type="as-char" svg:width="0.423cm" svg:height="0.423cm" draw:z-index="70"><draw:image xlink:href="Pictures/100002010000001000000010BB07D553.png" xlink:type="simple" xlink:show="embed" xlink:actuate="onLoad"/></draw:frame></text:span><text:span text:style-name="T1"> <text:s/>zu markierten Objekten zoomen </text:span></text:p>
          </text:list-item>
        </text:list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Beschriftung plazieren</text:p>
        <text:list xml:id="list34462452" text:style-name="L9">
          <text:list-item>
            <text:p text:style-name="P23"><text:span text:style-name="T3"><draw:frame draw:style-name="fr4" draw:name="Grafik101" text:anchor-type="as-char" svg:width="0.423cm" svg:height="0.423cm" draw:z-index="102"><draw:image xlink:href="Pictures/10000201000000100000001036F3AA1F.png" xlink:type="simple" xlink:show="embed" xlink:actuate="onLoad"/></draw:frame></text:span><text:span text:style-name="T3"> <text:s text:c="2"/>Beschriftung rotieren</text:span></text:p>
          </text:list-item>
          <text:list-item>
            <text:p text:style-name="P23"><text:span text:style-name="T3"><draw:frame draw:style-name="fr4" draw:name="Grafik102" text:anchor-type="as-char" svg:width="0.423cm" svg:height="0.423cm" draw:z-index="101"><draw:image xlink:href="Pictures/100002010000001000000010FDD6216F.png" xlink:type="simple" xlink:show="embed" xlink:actuate="onLoad"/></draw:frame></text:span><text:span text:style-name="T3"> <text:s text:c="2"/>Beschriftung verschieben</text:span></text:p>
          </text:list-item>
          <text:list-item>
            <text:p text:style-name="P23"><text:span text:style-name="T3"><draw:frame draw:style-name="fr4" draw:name="Grafik103" text:anchor-type="as-char" svg:width="0.423cm" svg:height="0.423cm" draw:z-index="100"><draw:image xlink:href="Pictures/100002010000001000000010E0FAA117.png" xlink:type="simple" xlink:show="embed" xlink:actuate="onLoad"/></draw:frame></text:span><text:span text:style-name="T3"> <text:s text:c="2"/>Beschriftung an Linie ausrichten</text:span></text:p>
          </text:list-item>
        </text:list>
        <text:p text:style-name="P1"/>
        <text:p text:style-name="P1"/>
        <text:p text:style-name="P1"/>
        <text:p text:style-name="P1">Digitalisierfunktionen</text:p>
        <text:list xml:id="list34540958" text:style-name="L10">
          <text:list-item>
            <text:p text:style-name="P24"><text:span text:style-name="T3"><draw:frame draw:style-name="fr4" draw:name="Grafik104" text:anchor-type="as-char" svg:width="0.45cm" svg:height="0.45cm" draw:z-index="103"><draw:image xlink:href="Pictures/1000020100000011000000110456FE7A.png" xlink:type="simple" xlink:show="embed" xlink:actuate="onLoad"/></draw:frame></text:span><text:span text:style-name="T3"> <text:s text:c="2"/>Polygon zeichenen</text:span></text:p>
          </text:list-item>
          <text:list-item>
            <text:p text:style-name="P8"><draw:frame draw:style-name="fr4" draw:name="Grafik105" text:anchor-type="as-char" svg:width="0.476cm" svg:height="0.397cm" draw:z-index="104"><draw:image xlink:href="Pictures/10000201000000120000000FDAB14DA0.png" xlink:type="simple" xlink:show="embed" xlink:actuate="onLoad"/></draw:frame> <text:s text:c="2"/>Loch in Polygon zeichnen</text:p>
          </text:list-item>
          <text:list-item>
            <text:p text:style-name="P8"><draw:frame draw:style-name="fr4" draw:name="Grafik111" text:anchor-type="as-char" svg:width="0.423cm" svg:height="0.423cm" draw:z-index="110"><draw:image xlink:href="Pictures/100002010000001000000010D426B9FA.png" xlink:type="simple" xlink:show="embed" xlink:actuate="onLoad"/></draw:frame> <text:s text:c="2"/>Flächen verschneiden</text:p>
          </text:list-item>
          <text:list-item>
            <text:p text:style-name="P8">Loch mit Polygon füllen</text:p>
          </text:list-item>
          <text:list-item>
            <text:p text:style-name="P8"><draw:frame draw:style-name="fr4" draw:name="Grafik106" text:anchor-type="as-char" svg:width="0.423cm" svg:height="0.423cm" draw:z-index="105"><draw:image xlink:href="Pictures/100002000000001000000010EB487723.gif" xlink:type="simple" xlink:show="embed" xlink:actuate="onLoad"/></draw:frame> <text:s text:c="2"/>Rechteck zeichnen</text:p>
          </text:list-item>
          <text:list-item>
            <text:p text:style-name="P8"><draw:frame draw:style-name="fr4" draw:name="Grafik107" text:anchor-type="as-char" svg:width="0.423cm" svg:height="0.423cm" draw:z-index="106"><draw:image xlink:href="Pictures/1000020000000010000000105DF4993D.gif" xlink:type="simple" xlink:show="embed" xlink:actuate="onLoad"/></draw:frame> <text:s text:c="2"/>Rechteck mit vorgegebener Kantenlänge </text:p>
          </text:list-item>
          <text:list-item>
            <text:p text:style-name="P8"><draw:frame draw:style-name="fr4" draw:name="Grafik108" text:anchor-type="as-char" svg:width="0.423cm" svg:height="0.423cm" draw:z-index="107"><draw:image xlink:href="Pictures/1000020000000010000000104B25BEE9.gif" xlink:type="simple" xlink:show="embed" xlink:actuate="onLoad"/></draw:frame> <text:s text:c="2"/>Kreis zeichnen</text:p>
          </text:list-item>
          <text:list-item>
            <text:p text:style-name="P8"><draw:frame draw:style-name="fr4" draw:name="Grafik109" text:anchor-type="as-char" svg:width="0.423cm" svg:height="0.423cm" draw:z-index="108"><draw:image xlink:href="Pictures/1000020100000010000000109C22F681.png" xlink:type="simple" xlink:show="embed" xlink:actuate="onLoad"/></draw:frame> <text:s text:c="2"/>Kreis/Ellipse mit vorgegebenen Radius</text:p>
          </text:list-item>
          <text:list-item>
            <text:p text:style-name="P8"><draw:frame draw:style-name="fr4" draw:name="Grafik110" text:anchor-type="as-char" svg:width="0.423cm" svg:height="0.423cm" draw:z-index="109"><draw:image xlink:href="Pictures/100002000000001000000010DACE683D.gif" xlink:type="simple" xlink:show="embed" xlink:actuate="onLoad"/></draw:frame> <text:s text:c="2"/>Linie zeichnen</text:p>
          </text:list-item>
          <text:list-item>
            <text:p text:style-name="P8"><draw:frame draw:style-name="fr4" draw:name="Grafik112" text:anchor-type="as-char" svg:width="0.423cm" svg:height="0.423cm" draw:z-index="111"><draw:image xlink:href="Pictures/100002010000001000000010630477E4.png" xlink:type="simple" xlink:show="embed" xlink:actuate="onLoad"/></draw:frame> <text:s text:c="2"/>Paralellen erzeugen</text:p>
          </text:list-item>
          <text:list-item>
            <text:p text:style-name="P8"><draw:frame draw:style-name="fr4" draw:name="Grafik113" text:anchor-type="as-char" svg:width="0.423cm" svg:height="0.423cm" draw:z-index="112"><draw:image xlink:href="Pictures/10000200000000100000001060B6FD0D.gif" xlink:type="simple" xlink:show="embed" xlink:actuate="onLoad"/></draw:frame> <text:s text:c="2"/>Kreisbogen erzeugen</text:p>
          </text:list-item>
          <text:list-item>
            <text:p text:style-name="P8">Linien verbinden</text:p>
          </text:list-item>
          <text:list-item>
            <text:p text:style-name="P8"><draw:frame draw:style-name="fr4" draw:name="Grafik114" text:anchor-type="as-char" svg:width="0.423cm" svg:height="0.423cm" draw:z-index="113"><draw:image xlink:href="Pictures/100002000000001000000010B86F999A.gif" xlink:type="simple" xlink:show="embed" xlink:actuate="onLoad"/></draw:frame> <text:s text:c="2"/>Punkt zeichnen</text:p>
          </text:list-item>
          <text:list-item>
            <text:p text:style-name="P8"><draw:frame draw:style-name="fr4" draw:name="Grafik115" text:anchor-type="as-char" svg:width="0.45cm" svg:height="0.4cm" draw:z-index="114"><draw:image xlink:href="Pictures/100002000000001300000011C24D92BC.gif" xlink:type="simple" xlink:show="embed" xlink:actuate="onLoad"/></draw:frame> <text:s text:c="2"/>Punkt durch Koordinateneingabe</text:p>
          </text:list-item>
          <text:list-item>
            <text:p text:style-name="P8"><draw:frame draw:style-name="fr4" draw:name="Grafik116" text:anchor-type="as-char" svg:width="0.423cm" svg:height="0.423cm" draw:z-index="115"><draw:image xlink:href="Pictures/100002010000001000000010DD96E8DB.png" xlink:type="simple" xlink:show="embed" xlink:actuate="onLoad"/></draw:frame> <text:s text:c="2"/>Winkel und Segmentlänge festlegen</text:p>
            <text:p text:style-name="P8"/>
          </text:list-item>
          <text:list-item>
            <text:p text:style-name="P8"><draw:frame draw:style-name="fr4" draw:name="Grafik117" text:anchor-type="as-char" svg:width="0.423cm" svg:height="0.423cm" draw:z-index="116"><draw:image xlink:href="Pictures/10000201000000100000001039518C99.png" xlink:type="simple" xlink:show="embed" xlink:actuate="onLoad"/></draw:frame> <text:s text:c="2"/>Stützpunkt einfügen</text:p>
          </text:list-item>
          <text:list-item>
            <text:p text:style-name="P8"><draw:frame draw:style-name="fr4" draw:name="Grafik118" text:anchor-type="as-char" svg:width="0.423cm" svg:height="0.423cm" draw:z-index="117"><draw:image xlink:href="Pictures/1000020100000010000000109C6C0B65.png" xlink:type="simple" xlink:show="embed" xlink:actuate="onLoad"/></draw:frame> <text:s text:c="2"/>Stützpunkt löschen</text:p>
          </text:list-item>
          <text:list-item>
            <text:p text:style-name="P8"><draw:frame draw:style-name="fr4" draw:name="Grafik119" text:anchor-type="as-char" svg:width="0.423cm" svg:height="0.423cm" draw:z-index="118"><draw:image xlink:href="Pictures/100002010000001000000010F1F4B5FE.png" xlink:type="simple" xlink:show="embed" xlink:actuate="onLoad"/></draw:frame> <text:s text:c="2"/>Stützpunkt verschieben</text:p>
          </text:list-item>
          <text:list-item>
            <text:p text:style-name="P8"><draw:frame draw:style-name="fr4" draw:name="Grafik120" text:anchor-type="as-char" svg:width="0.423cm" svg:height="0.423cm" draw:z-index="119"><draw:image xlink:href="Pictures/100002010000001000000010A0D94AF0.png" xlink:type="simple" xlink:show="embed" xlink:actuate="onLoad"/></draw:frame> <text:s text:c="2"/>Stützpunkte zusammenfassen</text:p>
          </text:list-item>
          <text:list-item>
            <text:p text:style-name="P8"><draw:frame draw:style-name="fr4" draw:name="Grafik121" text:anchor-type="as-char" svg:width="0.45cm" svg:height="0.45cm" draw:z-index="120"><draw:image xlink:href="Pictures/100002010000001100000011437FFBB5.png" xlink:type="simple" xlink:show="embed" xlink:actuate="onLoad"/></draw:frame> <text:s text:c="2"/>Linie teilen</text:p>
          </text:list-item>
          <text:list-item>
            <text:p text:style-name="P8"><draw:frame draw:style-name="fr4" draw:name="Grafik122" text:anchor-type="as-char" svg:width="0.423cm" svg:height="0.423cm" draw:z-index="121"><draw:image xlink:href="Pictures/100002010000001000000010A63F3ABC.png" xlink:type="simple" xlink:show="embed" xlink:actuate="onLoad"/></draw:frame> <text:s text:c="2"/>Linien vereinen</text:p>
          </text:list-item>
          <text:list-item>
            <text:p text:style-name="P8"><draw:frame draw:style-name="fr4" draw:name="Grafik123" text:anchor-type="as-char" svg:width="0.476cm" svg:height="0.45cm" draw:z-index="122"><draw:image xlink:href="Pictures/100002010000001200000011F48B0BF7.png" xlink:type="simple" xlink:show="embed" xlink:actuate="onLoad"/></draw:frame> <text:s/>Polygon teilen</text:p>
          </text:list-item>
          <text:list-item>
            <text:p text:style-name="P8"><draw:frame draw:style-name="fr4" draw:name="Grafik124" text:anchor-type="as-char" svg:width="0.423cm" svg:height="0.423cm" draw:z-index="123"><draw:image xlink:href="Pictures/100002010000001000000010299C39C2.png" xlink:type="simple" xlink:show="embed" xlink:actuate="onLoad"/></draw:frame> <text:s text:c="2"/>Polygone vereinen</text:p>
          </text:list-item>
          <text:list-item>
            <text:p text:style-name="P8"><draw:frame draw:style-name="fr4" draw:name="Grafik125" text:anchor-type="as-char" svg:width="0.423cm" svg:height="0.423cm" draw:z-index="124"><draw:image xlink:href="Pictures/100002000000001000000010EFF1AEC2.gif" xlink:type="simple" xlink:show="embed" xlink:actuate="onLoad"/></draw:frame> <text:s text:c="2"/>Punkte gruppieren</text:p>
          </text:list-item>
          <text:list-item>
            <text:p text:style-name="P8"><draw:frame draw:style-name="fr4" draw:name="Grafik126" text:anchor-type="as-char" svg:width="0.423cm" svg:height="0.423cm" draw:z-index="125"><draw:image xlink:href="Pictures/10000200000000100000001082F3B975.gif" xlink:type="simple" xlink:show="embed" xlink:actuate="onLoad"/></draw:frame> <text:s text:c="2"/>Punktgruppierung auflösen</text:p>
          </text:list-item>
          <text:list-item>
            <text:p text:style-name="P8"><draw:frame draw:style-name="fr4" draw:name="Grafik127" text:anchor-type="as-char" svg:width="0.423cm" svg:height="0.423cm" draw:z-index="126"><draw:image xlink:href="Pictures/10000200000000100000001076F0B451.gif" xlink:type="simple" xlink:show="embed" xlink:actuate="onLoad"/></draw:frame> <text:s text:c="2"/>Linien gruppieren</text:p>
          </text:list-item>
          <text:list-item>
            <text:p text:style-name="P8"><draw:frame draw:style-name="fr4" draw:name="Grafik128" text:anchor-type="as-char" svg:width="0.423cm" svg:height="0.423cm" draw:z-index="127"><draw:image xlink:href="Pictures/1000020000000010000000107A4F5697.gif" xlink:type="simple" xlink:show="embed" xlink:actuate="onLoad"/></draw:frame> <text:s text:c="2"/>Liniengruppierung auflösen</text:p>
          </text:list-item>
          <text:list-item>
            <text:p text:style-name="P8"><draw:frame draw:style-name="fr4" draw:name="Grafik129" text:anchor-type="as-char" svg:width="0.423cm" svg:height="0.423cm" draw:z-index="128"><draw:image xlink:href="Pictures/10000200000000100000001073D9BDB7.gif" xlink:type="simple" xlink:show="embed" xlink:actuate="onLoad"/></draw:frame> <text:s text:c="2"/>Polygone gruppieren</text:p>
          </text:list-item>
          <text:list-item>
            <text:p text:style-name="P8"><draw:frame draw:style-name="fr4" draw:name="Grafik130" text:anchor-type="as-char" svg:width="0.423cm" svg:height="0.423cm" draw:z-index="129"><draw:image xlink:href="Pictures/100002000000001000000010B4C25AEC.gif" xlink:type="simple" xlink:show="embed" xlink:actuate="onLoad"/></draw:frame> <text:s text:c="2"/>Polygongruppierung auflösen</text:p>
          </text:list-item>
          <text:list-item>
            <text:p text:style-name="P8"><draw:frame draw:style-name="fr4" draw:name="Grafik131" text:anchor-type="as-char" svg:width="0.423cm" svg:height="0.423cm" draw:z-index="130"><draw:image xlink:href="Pictures/10000200000000100000001035F8D8C6.gif" xlink:type="simple" xlink:show="embed" xlink:actuate="onLoad"/></draw:frame> <text:s text:c="2"/>Objekt löschen</text:p>
          </text:list-item>
          <text:list-item>
            <text:p text:style-name="P8"><draw:frame draw:style-name="fr4" draw:name="Grafik132" text:anchor-type="as-char" svg:width="0.423cm" svg:height="0.423cm" draw:z-index="131"><draw:image xlink:href="Pictures/1000020000000010000000102C46D454.gif" xlink:type="simple" xlink:show="embed" xlink:actuate="onLoad"/></draw:frame> <text:s text:c="2"/>Objekt verschieben</text:p>
          </text:list-item>
          <text:list-item>
            <text:p text:style-name="P8"><draw:frame draw:style-name="fr4" draw:name="Grafik133" text:anchor-type="as-char" svg:width="0.423cm" svg:height="0.423cm" draw:z-index="132"><draw:image xlink:href="Pictures/100002010000001000000010CB3587F7.png" xlink:type="simple" xlink:show="embed" xlink:actuate="onLoad"/></draw:frame> <text:s text:c="2"/>Objekt um definierten Betrag verschieben</text:p>
            <text:p text:style-name="P8"/>
          </text:list-item>
        </text:list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0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29T19:28:35.53</meta:creation-date>
    <dc:date>2010-11-22T15:31:12.42</dc:date>
    <meta:editing-duration>PT28H10M31S</meta:editing-duration>
    <meta:editing-cycles>40</meta:editing-cycles>
    <meta:generator>OpenOffice.org/3.2$Win32 OpenOffice.org_project/320m18$Build-9502</meta:generator>
    <meta:document-statistic meta:table-count="0" meta:image-count="133" meta:object-count="0" meta:page-count="3" meta:paragraph-count="147" meta:word-count="475" meta:character-count="3527"/>
    <meta:user-defined meta:name="Info 1"/>
    <meta:user-defined meta:name="Info 2"/>
    <meta:user-defined meta:name="Info 3"/>
    <meta:user-defined meta:name="Info 4"/>
  </office:meta>
</office:document-meta>
</file>